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.15pt"/>
    </style:style>
    <style:style style:name="co4" style:family="table-column">
      <style:table-column-properties fo:break-before="auto" style:column-width="100.01pt"/>
    </style:style>
    <style:style style:name="co5" style:family="table-column">
      <style:table-column-properties fo:break-before="auto" style:column-width="74.2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78.55pt"/>
    </style:style>
    <style:style style:name="co8" style:family="table-column">
      <style:table-column-properties fo:break-before="auto" style:column-width="156.61pt"/>
    </style:style>
    <style:style style:name="co9" style:family="table-column">
      <style:table-column-properties fo:break-before="auto" style:column-width="184.05pt"/>
    </style:style>
    <style:style style:name="co10" style:family="table-column">
      <style:table-column-properties fo:break-before="auto" style:column-width="184.45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34.7pt"/>
    </style:style>
    <style:style style:name="co13" style:family="table-column">
      <style:table-column-properties fo:break-before="auto" style:column-width="31.86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77.41pt"/>
    </style:style>
    <style:style style:name="co16" style:family="table-column">
      <style:table-column-properties fo:break-before="auto" style:column-width="77.95pt"/>
    </style:style>
    <style:style style:name="co17" style:family="table-column">
      <style:table-column-properties fo:break-before="auto" style:column-width="67.15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96.46pt"/>
    </style:style>
    <style:style style:name="co20" style:family="table-column">
      <style:table-column-properties fo:break-before="auto" style:column-width="71.74pt"/>
    </style:style>
    <style:style style:name="co21" style:family="table-column">
      <style:table-column-properties fo:break-before="auto" style:column-width="104.2pt"/>
    </style:style>
    <style:style style:name="co22" style:family="table-column">
      <style:table-column-properties fo:break-before="auto" style:column-width="123.51pt"/>
    </style:style>
    <style:style style:name="co2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61"/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/>
    </style:style>
    <style:style style:name="ce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61"/>
    <style:style style:name="ce2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3" style:family="table-cell" style:parent-style-name="Default" style:data-style-name="N121"/>
    <style:style style:name="ce2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28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use-window-font-color="true" style:font-name="Liberation Sans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Nie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2"/>
        <table:table-column table:style-name="co8" table:default-cell-style-name="ce32"/>
        <table:table-column table:style-name="co9" table:default-cell-style-name="Default"/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11" office:value-type="string" calcext:value-type="string">
            <text:p>Clock Rate</text:p>
          </table:table-cell>
          <table:table-cell table:style-name="ce22" office:value-type="float" office:value="1000000" calcext:value-type="float">
            <text:p>1.00E+06</text:p>
          </table:table-cell>
          <table:table-cell office:value-type="string" calcext:value-type="string">
            <text:p>Hz</text:p>
          </table:table-cell>
          <table:table-cell table:style-name="ce25" office:value-type="string" calcext:value-type="string">
            <text:p>Pitch Name</text:p>
          </table:table-cell>
          <table:table-cell table:style-name="ce25" office:value-type="string" calcext:value-type="string">
            <text:p>Ideal Pitch</text:p>
          </table:table-cell>
          <table:table-cell table:style-name="ce25" office:value-type="string" calcext:value-type="string">
            <text:p>Ideal P. A. Multiplier</text:p>
          </table:table-cell>
          <table:table-cell table:style-name="ce25" office:value-type="string" calcext:value-type="string">
            <text:p>P. A. Multiplier</text:p>
          </table:table-cell>
          <table:table-cell table:style-name="ce25" office:value-type="string" calcext:value-type="string">
            <text:p>Samples Per Wave</text:p>
          </table:table-cell>
          <table:table-cell table:style-name="ce25" office:value-type="string" calcext:value-type="string">
            <text:p>Achieved Pitch</text:p>
          </table:table-cell>
          <table:table-cell table:style-name="ce25" office:value-type="string" calcext:value-type="string">
            <text:p>Cent Deviation From Ideal Pitch</text:p>
          </table:table-cell>
          <table:table-cell table:style-name="ce35" office:value-type="string" calcext:value-type="string">
            <text:p>Multiplexing Rate to Run 8 Oscillators</text:p>
          </table:table-cell>
        </table:table-row>
        <table:table-row table:style-name="ro1">
          <table:table-cell table:style-name="ce11" office:value-type="string" calcext:value-type="string">
            <text:p>Phase Accumulator Bi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[.E3]/[.$B$5]" office:value-type="float" office:value="28.83584" calcext:value-type="float">
            <text:p>28.83584</text:p>
          </table:table-cell>
          <table:table-cell table:formula="of:=ROUND([.F3])"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table:formula="of:=(([.$B$2]/(2^([.$B$3])))*[.G3])/[.H3]" office:value-type="float" office:value="27.6565551757812" calcext:value-type="float">
            <text:p>27.657</text:p>
          </table:table-cell>
          <table:table-cell table:formula="of:=1200*LOG(([.I3]/[.E3]);2)" office:value-type="float" office:value="9.827821112504" calcext:value-type="float">
            <text:p>9.828</text:p>
          </table:table-cell>
          <table:table-cell/>
        </table:table-row>
        <table:table-row table:style-name="ro1">
          <table:table-cell table:style-name="ce11" office:value-type="string" calcext:value-type="string">
            <text:p>Number of Samples Per Wav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[.E4]/[.$B$5]" office:value-type="float" office:value="57.67168" calcext:value-type="float">
            <text:p>57.67168</text:p>
          </table:table-cell>
          <table:table-cell table:formula="of:=ROUND([.F4])"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table:formula="of:=(([.$B$2]/(2^([.$B$3])))*[.G4])/[.H4]" office:value-type="float" office:value="55.3131103515625" calcext:value-type="float">
            <text:p>55.313</text:p>
          </table:table-cell>
          <table:table-cell table:formula="of:=1200*LOG(([.I4]/[.E4]);2)" office:value-type="float" office:value="9.827821112504" calcext:value-type="float">
            <text:p>9.828</text:p>
          </table:table-cell>
          <table:table-cell/>
        </table:table-row>
        <table:table-row table:style-name="ro1">
          <table:table-cell table:style-name="ce11" office:value-type="string" calcext:value-type="string">
            <text:p>Lowest Possible Pitch Without Dividers</text:p>
          </table:table-cell>
          <table:table-cell table:formula="of:=(([.B2]/(2^[.B3]))*1)/128" office:value-type="float" office:value="0.95367431640625" calcext:value-type="float">
            <text:p>0.9536743164062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[.E5]/[.$B$5]" office:value-type="float" office:value="115.34336" calcext:value-type="float">
            <text:p>115.34336</text:p>
          </table:table-cell>
          <table:table-cell table:formula="of:=ROUND([.F5]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table:formula="of:=(([.$B$2]/(2^([.$B$3])))*[.G5])/[.H5]" office:value-type="float" office:value="109.672546386719" calcext:value-type="float">
            <text:p>109.673</text:p>
          </table:table-cell>
          <table:table-cell table:formula="of:=1200*LOG(([.I5]/[.E5]);2)" office:value-type="float" office:value="-5.16131190733243" calcext:value-type="float">
            <text:p>-5.161</text:p>
          </table:table-cell>
          <table:table-cell/>
        </table:table-row>
        <table:table-row table:style-name="ro1">
          <table:table-cell table:style-name="ce11" office:value-type="string" calcext:value-type="string">
            <text:p>Phase Accumulator Maximum Count</text:p>
          </table:table-cell>
          <table:table-cell table:formula="of:=2^[.B3]" office:value-type="float" office:value="8192" calcext:value-type="float">
            <text:p>819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[.E6]/[.$B$5]" office:value-type="float" office:value="230.68672" calcext:value-type="float">
            <text:p>230.68672</text:p>
          </table:table-cell>
          <table:table-cell table:formula="of:=ROUND([.F6])"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table:formula="of:=(([.$B$2]/(2^([.$B$3])))*[.G6])/[.H6]" office:value-type="float" office:value="220.298767089844" calcext:value-type="float">
            <text:p>220.299</text:p>
          </table:table-cell>
          <table:table-cell table:formula="of:=1200*LOG(([.I6]/[.E6]);2)" office:value-type="float" office:value="2.34947665868643" calcext:value-type="float">
            <text:p>2.34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[.E7]/[.$B$5]" office:value-type="float" office:value="461.37344" calcext:value-type="float">
            <text:p>461.37344</text:p>
          </table:table-cell>
          <table:table-cell table:formula="of:=ROUND([.F7])"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formula="of:=(([.$B$2]/(2^([.$B$3])))*[.G7])/[.H7]" office:value-type="float" office:value="439.643859863281" calcext:value-type="float">
            <text:p>439.644</text:p>
          </table:table-cell>
          <table:table-cell table:formula="of:=1200*LOG(([.I7]/[.E7]);2)" office:value-type="float" office:value="-1.40184452537708" calcext:value-type="float">
            <text:p>-1.40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[.E8]/[.$B$5]" office:value-type="float" office:value="922.74688" calcext:value-type="float">
            <text:p>922.74688</text:p>
          </table:table-cell>
          <table:table-cell table:formula="of:=ROUND([.F8])" office:value-type="float" office:value="923" calcext:value-type="float">
            <text:p>923</text:p>
          </table:table-cell>
          <table:table-cell office:value-type="float" office:value="128" calcext:value-type="float">
            <text:p>128</text:p>
          </table:table-cell>
          <table:table-cell table:formula="of:=(([.$B$2]/(2^([.$B$3])))*[.G8])/[.H8]" office:value-type="float" office:value="880.241394042969" calcext:value-type="float">
            <text:p>880.241</text:p>
          </table:table-cell>
          <table:table-cell table:formula="of:=1200*LOG(([.I8]/[.E8]);2)" office:value-type="float" office:value="0.474832134346621" calcext:value-type="float">
            <text:p>0.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[.E9]/[.$B$5]" office:value-type="float" office:value="1845.49376" calcext:value-type="float">
            <text:p>1845.49376</text:p>
          </table:table-cell>
          <table:table-cell table:formula="of:=ROUND([.F9])" office:value-type="float" office:value="1845" calcext:value-type="float">
            <text:p>1845</text:p>
          </table:table-cell>
          <table:table-cell office:value-type="float" office:value="128" calcext:value-type="float">
            <text:p>128</text:p>
          </table:table-cell>
          <table:table-cell table:formula="of:=(([.$B$2]/(2^([.$B$3])))*[.G9])/[.H9]" office:value-type="float" office:value="1759.52911376953" calcext:value-type="float">
            <text:p>1759.529</text:p>
          </table:table-cell>
          <table:table-cell table:formula="of:=1200*LOG(([.I9]/[.E9]);2)" office:value-type="float" office:value="-0.463251903272466" calcext:value-type="float">
            <text:p>-0.4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[.E10]/[.$B$5]" office:value-type="float" office:value="3690.98752" calcext:value-type="float">
            <text:p>3690.98752</text:p>
          </table:table-cell>
          <table:table-cell table:formula="of:=ROUND([.F10])" office:value-type="float" office:value="3691" calcext:value-type="float">
            <text:p>3691</text:p>
          </table:table-cell>
          <table:table-cell office:value-type="float" office:value="128" calcext:value-type="float">
            <text:p>128</text:p>
          </table:table-cell>
          <table:table-cell table:formula="of:=(([.$B$2]/(2^([.$B$3])))*[.G10])/[.H10]" office:value-type="float" office:value="3520.01190185547" calcext:value-type="float">
            <text:p>3520.012</text:p>
          </table:table-cell>
          <table:table-cell table:formula="of:=1200*LOG(([.I10]/[.E10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8</text:p>
          </table:table-cell>
          <table:table-cell table:style-name="ce31" office:value-type="float" office:value="7040" calcext:value-type="float">
            <text:p>7040</text:p>
          </table:table-cell>
          <table:table-cell table:style-name="ce31" table:formula="of:=[.E11]/[.$B$5]" office:value-type="float" office:value="7381.97504" calcext:value-type="float">
            <text:p>7381.97504</text:p>
          </table:table-cell>
          <table:table-cell table:style-name="ce31" table:formula="of:=ROUND([.F11])" office:value-type="float" office:value="7382" calcext:value-type="float">
            <text:p>7382</text:p>
          </table:table-cell>
          <table:table-cell office:value-type="float" office:value="128" calcext:value-type="float">
            <text:p>128</text:p>
          </table:table-cell>
          <table:table-cell table:formula="of:=(([.$B$2]/(2^([.$B$3])))*[.G11])/[.H11]" office:value-type="float" office:value="7040.02380371094" calcext:value-type="float">
            <text:p>7040.024</text:p>
          </table:table-cell>
          <table:table-cell table:style-name="ce34" table:formula="of:=1200*LOG(([.I11]/[.E11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9</text:p>
          </table:table-cell>
          <table:table-cell table:style-name="ce31" office:value-type="float" office:value="14080" calcext:value-type="float">
            <text:p>14080</text:p>
          </table:table-cell>
          <table:table-cell table:style-name="ce31" table:formula="of:=[.E12]/[.$B$5]" office:value-type="float" office:value="14763.95008" calcext:value-type="float">
            <text:p>14763.95008</text:p>
          </table:table-cell>
          <table:table-cell table:style-name="ce31" table:formula="of:=ROUND([.F12])" office:value-type="float" office:value="14764" calcext:value-type="float">
            <text:p>14764</text:p>
          </table:table-cell>
          <table:table-cell office:value-type="float" office:value="128" calcext:value-type="float">
            <text:p>128</text:p>
          </table:table-cell>
          <table:table-cell table:formula="of:=(([.$B$2]/(2^([.$B$3])))*[.G12])/[.H12]" office:value-type="float" office:value="14080.0476074219" calcext:value-type="float">
            <text:p>14080.048</text:p>
          </table:table-cell>
          <table:table-cell table:style-name="ce34" table:formula="of:=1200*LOG(([.I12]/[.E12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10</text:p>
          </table:table-cell>
          <table:table-cell table:style-name="ce31" office:value-type="float" office:value="28160" calcext:value-type="float">
            <text:p>28160</text:p>
          </table:table-cell>
          <table:table-cell table:style-name="ce31" table:formula="of:=[.E13]/[.$B$5]" office:value-type="float" office:value="29527.90016" calcext:value-type="float">
            <text:p>29527.90016</text:p>
          </table:table-cell>
          <table:table-cell table:style-name="ce31" table:formula="of:=ROUND([.F13])" office:value-type="float" office:value="29528" calcext:value-type="float">
            <text:p>29528</text:p>
          </table:table-cell>
          <table:table-cell office:value-type="float" office:value="128" calcext:value-type="float">
            <text:p>128</text:p>
          </table:table-cell>
          <table:table-cell table:formula="of:=(([.$B$2]/(2^([.$B$3])))*[.G13])/[.H13]" office:value-type="float" office:value="28160.0952148437" calcext:value-type="float">
            <text:p>28160.095</text:p>
          </table:table-cell>
          <table:table-cell table:style-name="ce34" table:formula="of:=1200*LOG(([.I13]/[.E13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11" office:value-type="string" calcext:value-type="string">
            <text:p>Clock Rate</text:p>
          </table:table-cell>
          <table:table-cell table:style-name="ce22" office:value-type="float" office:value="1000000" calcext:value-type="float">
            <text:p>1.00E+06</text:p>
          </table:table-cell>
          <table:table-cell office:value-type="string" calcext:value-type="string">
            <text:p>Hz</text:p>
          </table:table-cell>
          <table:table-cell table:style-name="ce25" office:value-type="string" calcext:value-type="string">
            <text:p>Pitch Name</text:p>
          </table:table-cell>
          <table:table-cell table:style-name="ce25" office:value-type="string" calcext:value-type="string">
            <text:p>Ideal Pitch</text:p>
          </table:table-cell>
          <table:table-cell table:style-name="ce25" office:value-type="string" calcext:value-type="string">
            <text:p>Ideal P. A. Multiplier</text:p>
          </table:table-cell>
          <table:table-cell table:style-name="ce25" office:value-type="string" calcext:value-type="string">
            <text:p>P. A. Multiplier</text:p>
          </table:table-cell>
          <table:table-cell table:style-name="ce25" office:value-type="string" calcext:value-type="string">
            <text:p>Samples Per Wave</text:p>
          </table:table-cell>
          <table:table-cell table:style-name="ce25" office:value-type="string" calcext:value-type="string">
            <text:p>Achieved Pitch</text:p>
          </table:table-cell>
          <table:table-cell table:style-name="ce25" office:value-type="string" calcext:value-type="string">
            <text:p>Cent Deviation From Ideal Pitch</text:p>
          </table:table-cell>
          <table:table-cell table:style-name="ce35" office:value-type="string" calcext:value-type="string">
            <text:p>Multiplexing Rate to Run 8 Oscillators</text:p>
          </table:table-cell>
        </table:table-row>
        <table:table-row table:style-name="ro1">
          <table:table-cell table:style-name="ce11" office:value-type="string" calcext:value-type="string">
            <text:p>Phase Accumulator Bit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[.E16]/[.$B$18]" office:value-type="float" office:value="57.67168" calcext:value-type="float">
            <text:p>57.67168</text:p>
          </table:table-cell>
          <table:table-cell table:formula="of:=ROUND([.F16])"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16])/[.H16]" office:value-type="float" office:value="27.6565551757812" calcext:value-type="float">
            <text:p>27.657</text:p>
          </table:table-cell>
          <table:table-cell table:formula="of:=1200*LOG(([.I16]/[.E16]);2)" office:value-type="float" office:value="9.827821112504" calcext:value-type="float">
            <text:p>9.828</text:p>
          </table:table-cell>
          <table:table-cell/>
        </table:table-row>
        <table:table-row table:style-name="ro1">
          <table:table-cell table:style-name="ce11" office:value-type="string" calcext:value-type="string">
            <text:p>Number of Samples Per Wav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[.E17]/[.$B$18]" office:value-type="float" office:value="115.34336" calcext:value-type="float">
            <text:p>115.34336</text:p>
          </table:table-cell>
          <table:table-cell table:formula="of:=ROUND([.F17]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17])/[.H17]" office:value-type="float" office:value="54.8362731933594" calcext:value-type="float">
            <text:p>54.836</text:p>
          </table:table-cell>
          <table:table-cell table:formula="of:=1200*LOG(([.I17]/[.E17]);2)" office:value-type="float" office:value="-5.16131190733243" calcext:value-type="float">
            <text:p>-5.161</text:p>
          </table:table-cell>
          <table:table-cell/>
        </table:table-row>
        <table:table-row table:style-name="ro1">
          <table:table-cell table:style-name="ce11" office:value-type="string" calcext:value-type="string">
            <text:p>Lowest Possible Pitch Without Dividers</text:p>
          </table:table-cell>
          <table:table-cell table:formula="of:=(([.B15]/(2^[.B16]))*1)/128" office:value-type="float" office:value="0.476837158203125" calcext:value-type="float">
            <text:p>0.47683715820312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[.E18]/[.$B$18]" office:value-type="float" office:value="230.68672" calcext:value-type="float">
            <text:p>230.68672</text:p>
          </table:table-cell>
          <table:table-cell table:formula="of:=ROUND([.F18])"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18])/[.H18]" office:value-type="float" office:value="110.149383544922" calcext:value-type="float">
            <text:p>110.149</text:p>
          </table:table-cell>
          <table:table-cell table:formula="of:=1200*LOG(([.I18]/[.E18]);2)" office:value-type="float" office:value="2.34947665868643" calcext:value-type="float">
            <text:p>2.349</text:p>
          </table:table-cell>
          <table:table-cell/>
        </table:table-row>
        <table:table-row table:style-name="ro1">
          <table:table-cell table:style-name="ce11" office:value-type="string" calcext:value-type="string">
            <text:p>Phase Accumulator Maximum Count</text:p>
          </table:table-cell>
          <table:table-cell table:formula="of:=2^[.B16]" office:value-type="float" office:value="16384" calcext:value-type="float">
            <text:p>16384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[.E19]/[.$B$18]" office:value-type="float" office:value="461.37344" calcext:value-type="float">
            <text:p>461.37344</text:p>
          </table:table-cell>
          <table:table-cell table:formula="of:=ROUND([.F19])"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19])/[.H19]" office:value-type="float" office:value="219.821929931641" calcext:value-type="float">
            <text:p>219.822</text:p>
          </table:table-cell>
          <table:table-cell table:formula="of:=1200*LOG(([.I19]/[.E19]);2)" office:value-type="float" office:value="-1.40184452537708" calcext:value-type="float">
            <text:p>-1.40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[.E20]/[.$B$18]" office:value-type="float" office:value="922.74688" calcext:value-type="float">
            <text:p>922.74688</text:p>
          </table:table-cell>
          <table:table-cell table:formula="of:=ROUND([.F20])" office:value-type="float" office:value="923" calcext:value-type="float">
            <text:p>923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20])/[.H20]" office:value-type="float" office:value="440.120697021484" calcext:value-type="float">
            <text:p>440.121</text:p>
          </table:table-cell>
          <table:table-cell table:formula="of:=1200*LOG(([.I20]/[.E20]);2)" office:value-type="float" office:value="0.474832134346621" calcext:value-type="float">
            <text:p>0.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[.E21]/[.$B$18]" office:value-type="float" office:value="1845.49376" calcext:value-type="float">
            <text:p>1845.49376</text:p>
          </table:table-cell>
          <table:table-cell table:formula="of:=ROUND([.F21])" office:value-type="float" office:value="1845" calcext:value-type="float">
            <text:p>1845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21])/[.H21]" office:value-type="float" office:value="879.764556884766" calcext:value-type="float">
            <text:p>879.765</text:p>
          </table:table-cell>
          <table:table-cell table:formula="of:=1200*LOG(([.I21]/[.E21]);2)" office:value-type="float" office:value="-0.463251903272466" calcext:value-type="float">
            <text:p>-0.4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[.E22]/[.$B$18]" office:value-type="float" office:value="3690.98752" calcext:value-type="float">
            <text:p>3690.98752</text:p>
          </table:table-cell>
          <table:table-cell table:formula="of:=ROUND([.F22])" office:value-type="float" office:value="3691" calcext:value-type="float">
            <text:p>3691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22])/[.H22]" office:value-type="float" office:value="1760.00595092773" calcext:value-type="float">
            <text:p>1760.006</text:p>
          </table:table-cell>
          <table:table-cell table:formula="of:=1200*LOG(([.I22]/[.E22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[.E23]/[.$B$18]" office:value-type="float" office:value="7381.97504" calcext:value-type="float">
            <text:p>7381.97504</text:p>
          </table:table-cell>
          <table:table-cell table:formula="of:=ROUND([.F23])" office:value-type="float" office:value="7382" calcext:value-type="float">
            <text:p>7382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23])/[.H23]" office:value-type="float" office:value="3520.01190185547" calcext:value-type="float">
            <text:p>3520.012</text:p>
          </table:table-cell>
          <table:table-cell table:formula="of:=1200*LOG(([.I23]/[.E23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8</text:p>
          </table:table-cell>
          <table:table-cell table:style-name="ce31" office:value-type="float" office:value="7040" calcext:value-type="float">
            <text:p>7040</text:p>
          </table:table-cell>
          <table:table-cell table:style-name="ce31" table:formula="of:=[.E24]/[.$B$18]" office:value-type="float" office:value="14763.95008" calcext:value-type="float">
            <text:p>14763.95008</text:p>
          </table:table-cell>
          <table:table-cell table:style-name="ce31" table:formula="of:=ROUND([.F24])" office:value-type="float" office:value="14764" calcext:value-type="float">
            <text:p>14764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24])/[.H24]" office:value-type="float" office:value="7040.02380371094" calcext:value-type="float">
            <text:p>7040.024</text:p>
          </table:table-cell>
          <table:table-cell table:style-name="ce34" table:formula="of:=1200*LOG(([.I24]/[.E24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9</text:p>
          </table:table-cell>
          <table:table-cell table:style-name="ce31" office:value-type="float" office:value="14080" calcext:value-type="float">
            <text:p>14080</text:p>
          </table:table-cell>
          <table:table-cell table:style-name="ce31" table:formula="of:=[.E25]/[.$B$18]" office:value-type="float" office:value="29527.90016" calcext:value-type="float">
            <text:p>29527.90016</text:p>
          </table:table-cell>
          <table:table-cell table:style-name="ce31" table:formula="of:=ROUND([.F25])" office:value-type="float" office:value="29528" calcext:value-type="float">
            <text:p>29528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25])/[.H25]" office:value-type="float" office:value="14080.0476074219" calcext:value-type="float">
            <text:p>14080.048</text:p>
          </table:table-cell>
          <table:table-cell table:style-name="ce34" table:formula="of:=1200*LOG(([.I25]/[.E25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10</text:p>
          </table:table-cell>
          <table:table-cell table:style-name="ce31" office:value-type="float" office:value="28160" calcext:value-type="float">
            <text:p>28160</text:p>
          </table:table-cell>
          <table:table-cell table:style-name="ce31" table:formula="of:=[.E26]/[.$B$18]" office:value-type="float" office:value="59055.80032" calcext:value-type="float">
            <text:p>59055.80032</text:p>
          </table:table-cell>
          <table:table-cell table:style-name="ce31" table:formula="of:=ROUND([.F26])" office:value-type="float" office:value="59056" calcext:value-type="float">
            <text:p>59056</text:p>
          </table:table-cell>
          <table:table-cell office:value-type="float" office:value="128" calcext:value-type="float">
            <text:p>128</text:p>
          </table:table-cell>
          <table:table-cell table:formula="of:=(([.$B$15]/(2^([.$B$16])))*[.G26])/[.H26]" office:value-type="float" office:value="28160.0952148437" calcext:value-type="float">
            <text:p>28160.095</text:p>
          </table:table-cell>
          <table:table-cell table:style-name="ce34" table:formula="of:=1200*LOG(([.I26]/[.E26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11" office:value-type="string" calcext:value-type="string">
            <text:p>Clock Rate</text:p>
          </table:table-cell>
          <table:table-cell table:style-name="ce22" office:value-type="float" office:value="2000000" calcext:value-type="float">
            <text:p>2.00E+06</text:p>
          </table:table-cell>
          <table:table-cell office:value-type="string" calcext:value-type="string">
            <text:p>Hz</text:p>
          </table:table-cell>
          <table:table-cell table:style-name="ce25" office:value-type="string" calcext:value-type="string">
            <text:p>Pitch Name</text:p>
          </table:table-cell>
          <table:table-cell table:style-name="ce25" office:value-type="string" calcext:value-type="string">
            <text:p>Ideal Pitch</text:p>
          </table:table-cell>
          <table:table-cell table:style-name="ce25" office:value-type="string" calcext:value-type="string">
            <text:p>Ideal P. A. Multiplier</text:p>
          </table:table-cell>
          <table:table-cell table:style-name="ce25" office:value-type="string" calcext:value-type="string">
            <text:p>P. A. Multiplier</text:p>
          </table:table-cell>
          <table:table-cell table:style-name="ce25" office:value-type="string" calcext:value-type="string">
            <text:p>Samples Per Wave</text:p>
          </table:table-cell>
          <table:table-cell table:style-name="ce25" office:value-type="string" calcext:value-type="string">
            <text:p>Achieved Pitch</text:p>
          </table:table-cell>
          <table:table-cell table:style-name="ce25" office:value-type="string" calcext:value-type="string">
            <text:p>Cent Deviation From Ideal Pitch</text:p>
          </table:table-cell>
          <table:table-cell table:style-name="ce35" office:value-type="string" calcext:value-type="string">
            <text:p>Multiplexing Rate to Run 8 Oscillators</text:p>
          </table:table-cell>
        </table:table-row>
        <table:table-row table:style-name="ro1">
          <table:table-cell table:style-name="ce11" office:value-type="string" calcext:value-type="string">
            <text:p>Phase Accumulator Bit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[.E29]/[.$B$31]" office:value-type="float" office:value="115.34336" calcext:value-type="float">
            <text:p>115.34336</text:p>
          </table:table-cell>
          <table:table-cell table:formula="of:=ROUND([.F29]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29])/[.H29]" office:value-type="float" office:value="27.4181365966797" calcext:value-type="float">
            <text:p>27.418</text:p>
          </table:table-cell>
          <table:table-cell table:formula="of:=1200*LOG(([.I29]/[.E29]);2)" office:value-type="float" office:value="-5.16131190733243" calcext:value-type="float">
            <text:p>-5.161</text:p>
          </table:table-cell>
          <table:table-cell/>
        </table:table-row>
        <table:table-row table:style-name="ro1">
          <table:table-cell table:style-name="ce11" office:value-type="string" calcext:value-type="string">
            <text:p>Number of Samples Per Wav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[.E30]/[.$B$31]" office:value-type="float" office:value="230.68672" calcext:value-type="float">
            <text:p>230.68672</text:p>
          </table:table-cell>
          <table:table-cell table:formula="of:=ROUND([.F30])"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0])/[.H30]" office:value-type="float" office:value="55.0746917724609" calcext:value-type="float">
            <text:p>55.075</text:p>
          </table:table-cell>
          <table:table-cell table:formula="of:=1200*LOG(([.I30]/[.E30]);2)" office:value-type="float" office:value="2.34947665868643" calcext:value-type="float">
            <text:p>2.349</text:p>
          </table:table-cell>
          <table:table-cell/>
        </table:table-row>
        <table:table-row table:style-name="ro1">
          <table:table-cell table:style-name="ce11" office:value-type="string" calcext:value-type="string">
            <text:p>Lowest Possible Pitch Without Dividers</text:p>
          </table:table-cell>
          <table:table-cell table:formula="of:=(([.B28]/(2^[.B29]))*1)/128" office:value-type="float" office:value="0.238418579101562" calcext:value-type="float">
            <text:p>0.238418579101562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[.E31]/[.$B$31]" office:value-type="float" office:value="461.37344" calcext:value-type="float">
            <text:p>461.37344</text:p>
          </table:table-cell>
          <table:table-cell table:formula="of:=ROUND([.F31])"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1])/[.H31]" office:value-type="float" office:value="109.91096496582" calcext:value-type="float">
            <text:p>109.911</text:p>
          </table:table-cell>
          <table:table-cell table:formula="of:=1200*LOG(([.I31]/[.E31]);2)" office:value-type="float" office:value="-1.40184452537708" calcext:value-type="float">
            <text:p>-1.402</text:p>
          </table:table-cell>
          <table:table-cell/>
        </table:table-row>
        <table:table-row table:style-name="ro1">
          <table:table-cell table:style-name="ce11" office:value-type="string" calcext:value-type="string">
            <text:p>Phase Accumulator Maximum Count</text:p>
          </table:table-cell>
          <table:table-cell table:formula="of:=2^[.B29]" office:value-type="float" office:value="65536" calcext:value-type="float">
            <text:p>65536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[.E32]/[.$B$31]" office:value-type="float" office:value="922.74688" calcext:value-type="float">
            <text:p>922.74688</text:p>
          </table:table-cell>
          <table:table-cell table:formula="of:=ROUND([.F32])" office:value-type="float" office:value="923" calcext:value-type="float">
            <text:p>923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2])/[.H32]" office:value-type="float" office:value="220.060348510742" calcext:value-type="float">
            <text:p>220.060</text:p>
          </table:table-cell>
          <table:table-cell table:formula="of:=1200*LOG(([.I32]/[.E32]);2)" office:value-type="float" office:value="0.474832134346621" calcext:value-type="float">
            <text:p>0.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[.E33]/[.$B$31]" office:value-type="float" office:value="1845.49376" calcext:value-type="float">
            <text:p>1845.49376</text:p>
          </table:table-cell>
          <table:table-cell table:formula="of:=ROUND([.F33])" office:value-type="float" office:value="1845" calcext:value-type="float">
            <text:p>1845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3])/[.H33]" office:value-type="float" office:value="439.882278442383" calcext:value-type="float">
            <text:p>439.882</text:p>
          </table:table-cell>
          <table:table-cell table:formula="of:=1200*LOG(([.I33]/[.E33]);2)" office:value-type="float" office:value="-0.463251903272466" calcext:value-type="float">
            <text:p>-0.4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[.E34]/[.$B$31]" office:value-type="float" office:value="3690.98752" calcext:value-type="float">
            <text:p>3690.98752</text:p>
          </table:table-cell>
          <table:table-cell table:formula="of:=ROUND([.F34])" office:value-type="float" office:value="3691" calcext:value-type="float">
            <text:p>3691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4])/[.H34]" office:value-type="float" office:value="880.002975463867" calcext:value-type="float">
            <text:p>880.003</text:p>
          </table:table-cell>
          <table:table-cell table:formula="of:=1200*LOG(([.I34]/[.E34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[.E35]/[.$B$31]" office:value-type="float" office:value="7381.97504" calcext:value-type="float">
            <text:p>7381.97504</text:p>
          </table:table-cell>
          <table:table-cell table:formula="of:=ROUND([.F35])" office:value-type="float" office:value="7382" calcext:value-type="float">
            <text:p>7382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5])/[.H35]" office:value-type="float" office:value="1760.00595092773" calcext:value-type="float">
            <text:p>1760.006</text:p>
          </table:table-cell>
          <table:table-cell table:formula="of:=1200*LOG(([.I35]/[.E35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[.E36]/[.$B$31]" office:value-type="float" office:value="14763.95008" calcext:value-type="float">
            <text:p>14763.95008</text:p>
          </table:table-cell>
          <table:table-cell table:formula="of:=ROUND([.F36])" office:value-type="float" office:value="14764" calcext:value-type="float">
            <text:p>14764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6])/[.H36]" office:value-type="float" office:value="3520.01190185547" calcext:value-type="float">
            <text:p>3520.012</text:p>
          </table:table-cell>
          <table:table-cell table:formula="of:=1200*LOG(([.I36]/[.E36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[.E37]/[.$B$31]" office:value-type="float" office:value="29527.90016" calcext:value-type="float">
            <text:p>29527.90016</text:p>
          </table:table-cell>
          <table:table-cell table:formula="of:=ROUND([.F37])" office:value-type="float" office:value="29528" calcext:value-type="float">
            <text:p>29528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7])/[.H37]" office:value-type="float" office:value="7040.02380371094" calcext:value-type="float">
            <text:p>7040.024</text:p>
          </table:table-cell>
          <table:table-cell table:formula="of:=1200*LOG(([.I37]/[.E37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9</text:p>
          </table:table-cell>
          <table:table-cell table:style-name="ce31" office:value-type="float" office:value="14080" calcext:value-type="float">
            <text:p>14080</text:p>
          </table:table-cell>
          <table:table-cell table:style-name="ce31" table:formula="of:=[.E38]/[.$B$31]" office:value-type="float" office:value="59055.80032" calcext:value-type="float">
            <text:p>59055.80032</text:p>
          </table:table-cell>
          <table:table-cell table:style-name="ce31" table:formula="of:=ROUND([.F38])" office:value-type="float" office:value="59056" calcext:value-type="float">
            <text:p>59056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8])/[.H38]" office:value-type="float" office:value="14080.0476074219" calcext:value-type="float">
            <text:p>14080.048</text:p>
          </table:table-cell>
          <table:table-cell table:style-name="ce34" table:formula="of:=1200*LOG(([.I38]/[.E38]);2)" office:value-type="float" office:value="0.00585365414763414" calcext:value-type="float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A10</text:p>
          </table:table-cell>
          <table:table-cell table:style-name="ce31" office:value-type="float" office:value="28160" calcext:value-type="float">
            <text:p>28160</text:p>
          </table:table-cell>
          <table:table-cell table:style-name="ce31" table:formula="of:=[.E39]/[.$B$31]" office:value-type="float" office:value="118111.60064" calcext:value-type="float">
            <text:p>118111.60064</text:p>
          </table:table-cell>
          <table:table-cell table:style-name="ce31" table:formula="of:=ROUND([.F39])" office:value-type="float" office:value="118112" calcext:value-type="float">
            <text:p>118112</text:p>
          </table:table-cell>
          <table:table-cell office:value-type="float" office:value="128" calcext:value-type="float">
            <text:p>128</text:p>
          </table:table-cell>
          <table:table-cell table:formula="of:=(([.$B$28]/(2^([.$B$29])))*[.G39])/[.H39]" office:value-type="float" office:value="28160.0952148437" calcext:value-type="float">
            <text:p>28160.095</text:p>
          </table:table-cell>
          <table:table-cell table:style-name="ce34" table:formula="of:=1200*LOG(([.I39]/[.E39]);2)" office:value-type="float" office:value="0.00585365414763414" calcext:value-type="float">
            <text:p>0.006</text:p>
          </table:table-cell>
          <table:table-cell/>
        </table:table-row>
      </table:table>
      <table:table table:name="Smart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0"/>
        <table:table-column table:style-name="co23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3"/>
          <table:table-cell table:style-name="ce24" office:value-type="string" calcext:value-type="string">
            <text:p>Pitch</text:p>
          </table:table-cell>
          <table:table-cell table:style-name="ce24" office:value-type="string" calcext:value-type="string">
            <text:p>Octave Number</text:p>
          </table:table-cell>
          <table:table-cell table:style-name="ce24" office:value-type="string" calcext:value-type="string">
            <text:p>Frequency [Hz]</text:p>
          </table:table-cell>
          <table:table-cell table:style-name="ce24" office:value-type="string" calcext:value-type="string">
            <text:p>Ideal P. A. Multiplier</text:p>
          </table:table-cell>
          <table:table-cell table:style-name="ce24" office:value-type="string" calcext:value-type="string">
            <text:p>Integer P. A. Multiplier</text:p>
          </table:table-cell>
          <table:table-cell table:style-name="ce24" office:value-type="string" calcext:value-type="string">
            <text:p>Samples Per Wave</text:p>
          </table:table-cell>
          <table:table-cell table:style-name="ce24" office:value-type="string" calcext:value-type="string">
            <text:p>Rate of PA Overflow Events [Hz]</text:p>
          </table:table-cell>
          <table:table-cell table:style-name="ce24" office:value-type="string" calcext:value-type="string">
            <text:p>Achieved Pitch [Hz]</text:p>
          </table:table-cell>
          <table:table-cell table:style-name="ce24" office:value-type="string" calcext:value-type="string">
            <text:p>Deviation From Ideal Pitch [Cents]</text:p>
          </table:table-cell>
          <table:table-cell table:style-name="ce24" office:value-type="string" calcext:value-type="string">
            <text:p>Minimum DAC Input Bus Multiplexing Rate [Hz]</text:p>
          </table:table-cell>
          <table:table-cell table:style-name="ce24" office:value-type="string" calcext:value-type="string">
            <text:p>DAC Input Bus Period [s]</text:p>
          </table:table-cell>
        </table:table-row>
        <table:table-row table:style-name="ro1">
          <table:table-cell table:style-name="ce11" office:value-type="string" calcext:value-type="string">
            <text:p>Master Oscillator Clock Rate</text:p>
          </table:table-cell>
          <table:table-cell table:style-name="ce22" office:value-type="float" office:value="1000000" calcext:value-type="float">
            <text:p>1.00E+06</text:p>
          </table:table-cell>
          <table:table-cell office:value-type="string" calcext:value-type="string">
            <text:p>Hz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float" office:value="0" calcext:value-type="float">
            <text:p>0</text:p>
          </table:table-cell>
          <table:table-cell table:style-name="ce26" office:value-type="float" office:value="24.4997" calcext:value-type="float">
            <text:p>24.4997</text:p>
          </table:table-cell>
          <table:table-cell table:style-name="ce32" table:formula="of:=((2^[.$B$4])*([.F3])*([.I3]))/[.$B$3]" office:value-type="float" office:value="822.0735176704" calcext:value-type="float">
            <text:p>822.074</text:p>
          </table:table-cell>
          <table:table-cell table:style-name="ce30" table:formula="of:=ROUND([.G3])" office:value-type="float" office:value="822" calcext:value-type="float">
            <text:p>822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3])/[.$B$7])" office:value-type="float" office:value="3135" calcext:value-type="float">
            <text:p>3,135</text:p>
          </table:table-cell>
          <table:table-cell table:style-name="ce32" table:formula="of:=[.J3]/[.I3]" office:value-type="float" office:value="24.4921875" calcext:value-type="float">
            <text:p>24.492</text:p>
          </table:table-cell>
          <table:table-cell table:style-name="ce32" table:formula="of:=1200*LOG(([.K3]/[.F3]);2)" office:value-type="float" office:value="-0.530940796904636" calcext:value-type="float">
            <text:p>-0.531</text:p>
          </table:table-cell>
          <table:table-cell table:style-name="ce13" table:formula="of:=[.K3]*[.I3]*[.$B$8]" office:value-type="float" office:value="25080" calcext:value-type="float">
            <text:p>25,080</text:p>
          </table:table-cell>
          <table:table-cell table:style-name="ce33" table:formula="of:=1/[.M3]" office:value-type="float" office:value="0.0000398724082934609" calcext:value-type="float">
            <text:p>3.987E-05</text:p>
          </table:table-cell>
        </table:table-row>
        <table:table-row table:style-name="ro1">
          <table:table-cell table:style-name="ce11" office:value-type="string" calcext:value-type="string">
            <text:p>Phase Accumulator Bit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0" office:value-type="string" calcext:value-type="string">
            <text:p>A0</text:p>
          </table:table-cell>
          <table:table-cell table:style-name="ce30" office:value-type="float" office:value="0" calcext:value-type="float">
            <text:p>0</text:p>
          </table:table-cell>
          <table:table-cell table:style-name="ce27" office:value-type="float" office:value="27.5" calcext:value-type="float">
            <text:p>27.500</text:p>
          </table:table-cell>
          <table:table-cell table:style-name="ce32" table:formula="of:=((2^[.$B$4])*([.F4])*([.I4]))/[.$B$3]" office:value-type="float" office:value="922.74688" calcext:value-type="float">
            <text:p>922.747</text:p>
          </table:table-cell>
          <table:table-cell table:style-name="ce30" table:formula="of:=ROUND([.G4])" office:value-type="float" office:value="923" calcext:value-type="float">
            <text:p>923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4])/[.$B$7])" office:value-type="float" office:value="3520" calcext:value-type="float">
            <text:p>3,520</text:p>
          </table:table-cell>
          <table:table-cell table:style-name="ce32" table:formula="of:=[.J4]/[.I4]" office:value-type="float" office:value="27.5" calcext:value-type="float">
            <text:p>27.500</text:p>
          </table:table-cell>
          <table:table-cell table:style-name="ce32" table:formula="of:=1200*LOG(([.K4]/[.F4]);2)" office:value-type="float" office:value="0" calcext:value-type="float">
            <text:p>0.000</text:p>
          </table:table-cell>
          <table:table-cell table:style-name="ce13" table:formula="of:=[.K4]*[.I4]*[.$B$8]" office:value-type="float" office:value="28160" calcext:value-type="float">
            <text:p>28,160</text:p>
          </table:table-cell>
          <table:table-cell table:style-name="ce33" table:formula="of:=1/[.M4]" office:value-type="float" office:value="0.0000355113636363636" calcext:value-type="float">
            <text:p>3.551E-05</text:p>
          </table:table-cell>
        </table:table-row>
        <table:table-row table:style-name="ro1">
          <table:table-cell table:style-name="ce11" office:value-type="string" calcext:value-type="string">
            <text:p>Number of Samples Per Wave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0" office:value-type="string" calcext:value-type="string">
            <text:p>B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30.8677" calcext:value-type="float">
            <text:p>30.868</text:p>
          </table:table-cell>
          <table:table-cell table:style-name="ce32" table:formula="of:=((2^[.$B$4])*([.F5])*([.I5]))/[.$B$3]" office:value-type="float" office:value="1035.7481406464" calcext:value-type="float">
            <text:p>1035.748</text:p>
          </table:table-cell>
          <table:table-cell table:style-name="ce30" table:formula="of:=ROUND([.G5])" office:value-type="float" office:value="1036" calcext:value-type="float">
            <text:p>1036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5])/[.$B$7])" office:value-type="float" office:value="3952" calcext:value-type="float">
            <text:p>3,952</text:p>
          </table:table-cell>
          <table:table-cell table:style-name="ce32" table:formula="of:=[.J5]/[.I5]" office:value-type="float" office:value="30.875" calcext:value-type="float">
            <text:p>30.875</text:p>
          </table:table-cell>
          <table:table-cell table:style-name="ce32" table:formula="of:=1200*LOG(([.K5]/[.F5]);2)" office:value-type="float" office:value="0.409376610257564" calcext:value-type="float">
            <text:p>0.409</text:p>
          </table:table-cell>
          <table:table-cell table:style-name="ce13" table:formula="of:=[.K5]*[.I5]*[.$B$8]" office:value-type="float" office:value="31616" calcext:value-type="float">
            <text:p>31,616</text:p>
          </table:table-cell>
          <table:table-cell table:style-name="ce33" table:formula="of:=1/[.M5]" office:value-type="float" office:value="0.0000316295546558704" calcext:value-type="float">
            <text:p>3.163E-05</text:p>
          </table:table-cell>
        </table:table-row>
        <table:table-row table:style-name="ro1">
          <table:table-cell table:style-name="ce11" office:value-type="string" calcext:value-type="string">
            <text:p>Lowest Possible Pitch Without Dividers</text:p>
          </table:table-cell>
          <table:table-cell table:style-name="ce23" table:formula="of:=(([.B3]/(2^[.B4]))*1)/128" office:value-type="float" office:value="0.0298023223876953" calcext:value-type="float">
            <text:p>0.030</text:p>
          </table:table-cell>
          <table:table-cell office:value-type="string" calcext:value-type="string">
            <text:p>Hz</text:p>
          </table:table-cell>
          <table:table-cell table:style-name="ce30" office:value-type="string" calcext:value-type="string">
            <text:p>D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36.7081" calcext:value-type="float">
            <text:p>36.708</text:p>
          </table:table-cell>
          <table:table-cell table:style-name="ce32" table:formula="of:=((2^[.$B$4])*([.F6])*([.I6]))/[.$B$3]" office:value-type="float" office:value="1231.7194452992" calcext:value-type="float">
            <text:p>1231.719</text:p>
          </table:table-cell>
          <table:table-cell table:style-name="ce30" table:formula="of:=ROUND([.G6])" office:value-type="float" office:value="1232" calcext:value-type="float">
            <text:p>1232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6])/[.$B$7])" office:value-type="float" office:value="4699" calcext:value-type="float">
            <text:p>4,699</text:p>
          </table:table-cell>
          <table:table-cell table:style-name="ce32" table:formula="of:=[.J6]/[.I6]" office:value-type="float" office:value="36.7109375" calcext:value-type="float">
            <text:p>36.711</text:p>
          </table:table-cell>
          <table:table-cell table:style-name="ce32" table:formula="of:=1200*LOG(([.K6]/[.F6]);2)" office:value-type="float" office:value="0.133817516108618" calcext:value-type="float">
            <text:p>0.134</text:p>
          </table:table-cell>
          <table:table-cell table:style-name="ce13" table:formula="of:=[.K6]*[.I6]*[.$B$8]" office:value-type="float" office:value="37592" calcext:value-type="float">
            <text:p>37,592</text:p>
          </table:table-cell>
          <table:table-cell table:style-name="ce33" table:formula="of:=1/[.M6]" office:value-type="float" office:value="0.0000266014045541605" calcext:value-type="float">
            <text:p>2.660E-05</text:p>
          </table:table-cell>
        </table:table-row>
        <table:table-row table:style-name="ro1">
          <table:table-cell table:style-name="ce11" office:value-type="string" calcext:value-type="string">
            <text:p>Phase Accumulator Maximum Count</text:p>
          </table:table-cell>
          <table:table-cell table:formula="of:=2^[.B4]" office:value-type="float" office:value="262144" calcext:value-type="float">
            <text:p>262144</text:p>
          </table:table-cell>
          <table:table-cell/>
          <table:table-cell table:style-name="ce30" office:value-type="string" calcext:value-type="string">
            <text:p>A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float" office:value="55" calcext:value-type="float">
            <text:p>55.000</text:p>
          </table:table-cell>
          <table:table-cell table:style-name="ce32" table:formula="of:=((2^[.$B$4])*([.F7])*([.I7]))/[.$B$3]" office:value-type="float" office:value="1845.49376" calcext:value-type="float">
            <text:p>1845.494</text:p>
          </table:table-cell>
          <table:table-cell table:style-name="ce30" table:formula="of:=ROUND([.G7])" office:value-type="float" office:value="1845" calcext:value-type="float">
            <text:p>1845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7])/[.$B$7])" office:value-type="float" office:value="7038" calcext:value-type="float">
            <text:p>7,038</text:p>
          </table:table-cell>
          <table:table-cell table:style-name="ce32" table:formula="of:=[.J7]/[.I7]" office:value-type="float" office:value="54.984375" calcext:value-type="float">
            <text:p>54.984</text:p>
          </table:table-cell>
          <table:table-cell table:style-name="ce32" table:formula="of:=1200*LOG(([.K7]/[.F7]);2)" office:value-type="float" office:value="-0.49189772999389" calcext:value-type="float">
            <text:p>-0.492</text:p>
          </table:table-cell>
          <table:table-cell table:style-name="ce13" table:formula="of:=[.K7]*[.I7]*[.$B$8]" office:value-type="float" office:value="56304" calcext:value-type="float">
            <text:p>56,304</text:p>
          </table:table-cell>
          <table:table-cell table:style-name="ce33" table:formula="of:=1/[.M7]" office:value-type="float" office:value="0.0000177607274793976" calcext:value-type="float">
            <text:p>1.776E-05</text:p>
          </table:table-cell>
        </table:table-row>
        <table:table-row table:style-name="ro1">
          <table:table-cell table:style-name="ce11" office:value-type="string" calcext:value-type="string">
            <text:p>Total Voices</text:p>
          </table:table-cell>
          <table:table-cell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B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61.7354" calcext:value-type="float">
            <text:p>61.7354</text:p>
          </table:table-cell>
          <table:table-cell table:style-name="ce32" table:formula="of:=((2^[.$B$4])*([.F8])*([.I8]))/[.$B$3]" office:value-type="float" office:value="2071.4962812928" calcext:value-type="float">
            <text:p>2071.496</text:p>
          </table:table-cell>
          <table:table-cell table:style-name="ce30" table:formula="of:=ROUND([.G8])" office:value-type="float" office:value="2071" calcext:value-type="float">
            <text:p>2071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8])/[.$B$7])" office:value-type="float" office:value="7900" calcext:value-type="float">
            <text:p>7,900</text:p>
          </table:table-cell>
          <table:table-cell table:style-name="ce32" table:formula="of:=[.J8]/[.I8]" office:value-type="float" office:value="61.71875" calcext:value-type="float">
            <text:p>61.719</text:p>
          </table:table-cell>
          <table:table-cell table:style-name="ce32" table:formula="of:=1200*LOG(([.K8]/[.F8]);2)" office:value-type="float" office:value="-0.466975749162442" calcext:value-type="float">
            <text:p>-0.467</text:p>
          </table:table-cell>
          <table:table-cell table:style-name="ce13" table:formula="of:=[.K8]*[.I8]*[.$B$8]" office:value-type="float" office:value="63200" calcext:value-type="float">
            <text:p>63,200</text:p>
          </table:table-cell>
          <table:table-cell table:style-name="ce33" table:formula="of:=1/[.M8]" office:value-type="float" office:value="0.0000158227848101266" calcext:value-type="float">
            <text:p>1.582E-05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E2</text:p>
          </table:table-cell>
          <table:table-cell table:style-name="ce30" office:value-type="float" office:value="2" calcext:value-type="float">
            <text:p>2</text:p>
          </table:table-cell>
          <table:table-cell table:style-name="ce28" office:value-type="float" office:value="82.4069" calcext:value-type="float">
            <text:p>82.407</text:p>
          </table:table-cell>
          <table:table-cell table:style-name="ce32" table:formula="of:=((2^[.$B$4])*([.F9])*([.I9]))/[.$B$3]" office:value-type="float" office:value="2765.1167223808" calcext:value-type="float">
            <text:p>2765.117</text:p>
          </table:table-cell>
          <table:table-cell table:style-name="ce30" table:formula="of:=ROUND([.G9])" office:value-type="float" office:value="2765" calcext:value-type="float">
            <text:p>2765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9])/[.$B$7])" office:value-type="float" office:value="10547" calcext:value-type="float">
            <text:p>10,547</text:p>
          </table:table-cell>
          <table:table-cell table:style-name="ce32" table:formula="of:=[.J9]/[.I9]" office:value-type="float" office:value="82.3984375" calcext:value-type="float">
            <text:p>82.398</text:p>
          </table:table-cell>
          <table:table-cell table:style-name="ce32" table:formula="of:=1200*LOG(([.K9]/[.F9]);2)" office:value-type="float" office:value="-0.177792398903265" calcext:value-type="float">
            <text:p>-0.178</text:p>
          </table:table-cell>
          <table:table-cell table:style-name="ce13" table:formula="of:=[.K9]*[.I9]*[.$B$8]" office:value-type="float" office:value="84376" calcext:value-type="float">
            <text:p>84,376</text:p>
          </table:table-cell>
          <table:table-cell table:style-name="ce33" table:formula="of:=1/[.M9]" office:value-type="float" office:value="0.0000118517113871243" calcext:value-type="float">
            <text:p>1.185E-05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G2</text:p>
          </table:table-cell>
          <table:table-cell table:style-name="ce30" office:value-type="float" office:value="2" calcext:value-type="float">
            <text:p>2</text:p>
          </table:table-cell>
          <table:table-cell table:style-name="ce26" office:value-type="float" office:value="97.9989" calcext:value-type="float">
            <text:p>97.9989</text:p>
          </table:table-cell>
          <table:table-cell table:style-name="ce32" table:formula="of:=((2^[.$B$4])*([.F10])*([.I10]))/[.$B$3]" office:value-type="float" office:value="3288.2974261248" calcext:value-type="float">
            <text:p>3288.297</text:p>
          </table:table-cell>
          <table:table-cell table:style-name="ce30" table:formula="of:=ROUND([.G10])" office:value-type="float" office:value="3288" calcext:value-type="float">
            <text:p>3288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0])/[.$B$7])" office:value-type="float" office:value="12542" calcext:value-type="float">
            <text:p>12,542</text:p>
          </table:table-cell>
          <table:table-cell table:style-name="ce32" table:formula="of:=[.J10]/[.I10]" office:value-type="float" office:value="97.984375" calcext:value-type="float">
            <text:p>97.984</text:p>
          </table:table-cell>
          <table:table-cell table:style-name="ce32" table:formula="of:=1200*LOG(([.K10]/[.F10]);2)" office:value-type="float" office:value="-0.256615515877533" calcext:value-type="float">
            <text:p>-0.257</text:p>
          </table:table-cell>
          <table:table-cell table:style-name="ce13" table:formula="of:=[.K10]*[.I10]*[.$B$8]" office:value-type="float" office:value="100336" calcext:value-type="float">
            <text:p>100,336</text:p>
          </table:table-cell>
          <table:table-cell table:style-name="ce33" table:formula="of:=1/[.M10]" office:value-type="float" office:value="0.00000996651251793972" calcext:value-type="float">
            <text:p>9.967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2</text:p>
          </table:table-cell>
          <table:table-cell table:style-name="ce30" office:value-type="float" office:value="2" calcext:value-type="float">
            <text:p>2</text:p>
          </table:table-cell>
          <table:table-cell table:style-name="ce27" office:value-type="float" office:value="110" calcext:value-type="float">
            <text:p>110.000</text:p>
          </table:table-cell>
          <table:table-cell table:style-name="ce32" table:formula="of:=((2^[.$B$4])*([.F11])*([.I11]))/[.$B$3]" office:value-type="float" office:value="3690.98752" calcext:value-type="float">
            <text:p>3690.988</text:p>
          </table:table-cell>
          <table:table-cell table:style-name="ce30" table:formula="of:=ROUND([.G11])" office:value-type="float" office:value="3691" calcext:value-type="float">
            <text:p>3691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1])/[.$B$7])" office:value-type="float" office:value="14080" calcext:value-type="float">
            <text:p>14,080</text:p>
          </table:table-cell>
          <table:table-cell table:style-name="ce32" table:formula="of:=[.J11]/[.I11]" office:value-type="float" office:value="110" calcext:value-type="float">
            <text:p>110.000</text:p>
          </table:table-cell>
          <table:table-cell table:style-name="ce32" table:formula="of:=1200*LOG(([.K11]/[.F11]);2)" office:value-type="float" office:value="0" calcext:value-type="float">
            <text:p>0.000</text:p>
          </table:table-cell>
          <table:table-cell table:style-name="ce13" table:formula="of:=[.K11]*[.I11]*[.$B$8]" office:value-type="float" office:value="112640" calcext:value-type="float">
            <text:p>112,640</text:p>
          </table:table-cell>
          <table:table-cell table:style-name="ce33" table:formula="of:=1/[.M11]" office:value-type="float" office:value="0.00000887784090909091" calcext:value-type="float">
            <text:p>8.878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C3</text:p>
          </table:table-cell>
          <table:table-cell table:style-name="ce30" office:value-type="float" office:value="3" calcext:value-type="float">
            <text:p>3</text:p>
          </table:table-cell>
          <table:table-cell table:style-name="ce28" office:value-type="float" office:value="130.813" calcext:value-type="float">
            <text:p>130.813</text:p>
          </table:table-cell>
          <table:table-cell table:style-name="ce32" table:formula="of:=((2^[.$B$4])*([.F12])*([.I12]))/[.$B$3]" office:value-type="float" office:value="4389.355913216" calcext:value-type="float">
            <text:p>4389.356</text:p>
          </table:table-cell>
          <table:table-cell table:style-name="ce30" table:formula="of:=ROUND([.G12])" office:value-type="float" office:value="4389" calcext:value-type="float">
            <text:p>4389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2])/[.$B$7])" office:value-type="float" office:value="16742" calcext:value-type="float">
            <text:p>16,742</text:p>
          </table:table-cell>
          <table:table-cell table:style-name="ce32" table:formula="of:=[.J12]/[.I12]" office:value-type="float" office:value="130.796875" calcext:value-type="float">
            <text:p>130.797</text:p>
          </table:table-cell>
          <table:table-cell table:style-name="ce32" table:formula="of:=1200*LOG(([.K12]/[.F12]);2)" office:value-type="float" office:value="-0.213418159972187" calcext:value-type="float">
            <text:p>-0.213</text:p>
          </table:table-cell>
          <table:table-cell table:style-name="ce13" table:formula="of:=[.K12]*[.I12]*[.$B$8]" office:value-type="float" office:value="133936" calcext:value-type="float">
            <text:p>133,936</text:p>
          </table:table-cell>
          <table:table-cell table:style-name="ce33" table:formula="of:=1/[.M12]" office:value-type="float" office:value="0.00000746625253852586" calcext:value-type="float">
            <text:p>7.466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F3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float" office:value="174.614" calcext:value-type="float">
            <text:p>174.614</text:p>
          </table:table-cell>
          <table:table-cell table:style-name="ce32" table:formula="of:=((2^[.$B$4])*([.F13])*([.I13]))/[.$B$3]" office:value-type="float" office:value="5859.073589248" calcext:value-type="float">
            <text:p>5859.074</text:p>
          </table:table-cell>
          <table:table-cell table:style-name="ce30" table:formula="of:=ROUND([.G13])" office:value-type="float" office:value="5859" calcext:value-type="float">
            <text:p>5859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3])/[.$B$7])" office:value-type="float" office:value="22350" calcext:value-type="float">
            <text:p>22,350</text:p>
          </table:table-cell>
          <table:table-cell table:style-name="ce32" table:formula="of:=[.J13]/[.I13]" office:value-type="float" office:value="174.609375" calcext:value-type="float">
            <text:p>174.609</text:p>
          </table:table-cell>
          <table:table-cell table:style-name="ce32" table:formula="of:=1200*LOG(([.K13]/[.F13]);2)" office:value-type="float" office:value="-0.0458557934584089" calcext:value-type="float">
            <text:p>-0.046</text:p>
          </table:table-cell>
          <table:table-cell table:style-name="ce13" table:formula="of:=[.K13]*[.I13]*[.$B$8]" office:value-type="float" office:value="178800" calcext:value-type="float">
            <text:p>178,800</text:p>
          </table:table-cell>
          <table:table-cell table:style-name="ce33" table:formula="of:=1/[.M13]" office:value-type="float" office:value="0.00000559284116331096" calcext:value-type="float">
            <text:p>5.593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3</text:p>
          </table:table-cell>
          <table:table-cell table:style-name="ce30" office:value-type="float" office:value="3" calcext:value-type="float">
            <text:p>3</text:p>
          </table:table-cell>
          <table:table-cell table:style-name="ce27" office:value-type="float" office:value="220" calcext:value-type="float">
            <text:p>220.000</text:p>
          </table:table-cell>
          <table:table-cell table:style-name="ce32" table:formula="of:=((2^[.$B$4])*([.F14])*([.I14]))/[.$B$3]" office:value-type="float" office:value="7381.97504" calcext:value-type="float">
            <text:p>7381.975</text:p>
          </table:table-cell>
          <table:table-cell table:style-name="ce30" table:formula="of:=ROUND([.G14])" office:value-type="float" office:value="7382" calcext:value-type="float">
            <text:p>7382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4])/[.$B$7])" office:value-type="float" office:value="28160" calcext:value-type="float">
            <text:p>28,160</text:p>
          </table:table-cell>
          <table:table-cell table:style-name="ce32" table:formula="of:=[.J14]/[.I14]" office:value-type="float" office:value="220" calcext:value-type="float">
            <text:p>220.000</text:p>
          </table:table-cell>
          <table:table-cell table:style-name="ce32" table:formula="of:=1200*LOG(([.K14]/[.F14]);2)" office:value-type="float" office:value="0" calcext:value-type="float">
            <text:p>0.000</text:p>
          </table:table-cell>
          <table:table-cell table:style-name="ce13" table:formula="of:=[.K14]*[.I14]*[.$B$8]" office:value-type="float" office:value="225280" calcext:value-type="float">
            <text:p>225,280</text:p>
          </table:table-cell>
          <table:table-cell table:style-name="ce33" table:formula="of:=1/[.M14]" office:value-type="float" office:value="0.00000443892045454545" calcext:value-type="float">
            <text:p>4.439E-06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C4</text:p>
          </table:table-cell>
          <table:table-cell table:style-name="ce38" office:value-type="float" office:value="4" calcext:value-type="float">
            <text:p>4</text:p>
          </table:table-cell>
          <table:table-cell table:style-name="ce28" office:value-type="float" office:value="261.626" calcext:value-type="float">
            <text:p>261.626</text:p>
          </table:table-cell>
          <table:table-cell table:style-name="ce32" table:formula="of:=((2^[.$B$4])*([.F15])*([.I15]))/[.$B$3]" office:value-type="float" office:value="8778.711826432" calcext:value-type="float">
            <text:p>8778.712</text:p>
          </table:table-cell>
          <table:table-cell table:style-name="ce30" table:formula="of:=ROUND([.G15])" office:value-type="float" office:value="8779" calcext:value-type="float">
            <text:p>8779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5])/[.$B$7])" office:value-type="float" office:value="33489" calcext:value-type="float">
            <text:p>33,489</text:p>
          </table:table-cell>
          <table:table-cell table:style-name="ce32" table:formula="of:=[.J15]/[.I15]" office:value-type="float" office:value="261.6328125" calcext:value-type="float">
            <text:p>261.633</text:p>
          </table:table-cell>
          <table:table-cell table:style-name="ce32" table:formula="of:=1200*LOG(([.K15]/[.F15]);2)" office:value-type="float" office:value="0.0450791527186078" calcext:value-type="float">
            <text:p>0.045</text:p>
          </table:table-cell>
          <table:table-cell table:style-name="ce13" table:formula="of:=[.K15]*[.I15]*[.$B$8]" office:value-type="float" office:value="267912" calcext:value-type="float">
            <text:p>267,912</text:p>
          </table:table-cell>
          <table:table-cell table:style-name="ce33" table:formula="of:=1/[.M15]" office:value-type="float" office:value="0.00000373256890322195" calcext:value-type="float">
            <text:p>3.733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4</text:p>
          </table:table-cell>
          <table:table-cell table:style-name="ce30" office:value-type="float" office:value="4" calcext:value-type="float">
            <text:p>4</text:p>
          </table:table-cell>
          <table:table-cell table:style-name="ce27" office:value-type="float" office:value="440" calcext:value-type="float">
            <text:p>440.000</text:p>
          </table:table-cell>
          <table:table-cell table:style-name="ce32" table:formula="of:=((2^[.$B$4])*([.F16])*([.I16]))/[.$B$3]" office:value-type="float" office:value="14763.95008" calcext:value-type="float">
            <text:p>14763.950</text:p>
          </table:table-cell>
          <table:table-cell table:style-name="ce30" table:formula="of:=ROUND([.G16])" office:value-type="float" office:value="14764" calcext:value-type="float">
            <text:p>14764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6])/[.$B$7])" office:value-type="float" office:value="56320" calcext:value-type="float">
            <text:p>56,320</text:p>
          </table:table-cell>
          <table:table-cell table:style-name="ce32" table:formula="of:=[.J16]/[.I16]" office:value-type="float" office:value="440" calcext:value-type="float">
            <text:p>440.000</text:p>
          </table:table-cell>
          <table:table-cell table:style-name="ce32" table:formula="of:=1200*LOG(([.K16]/[.F16]);2)" office:value-type="float" office:value="0" calcext:value-type="float">
            <text:p>0.000</text:p>
          </table:table-cell>
          <table:table-cell table:style-name="ce13" table:formula="of:=[.K16]*[.I16]*[.$B$8]" office:value-type="float" office:value="450560" calcext:value-type="float">
            <text:p>450,560</text:p>
          </table:table-cell>
          <table:table-cell table:style-name="ce33" table:formula="of:=1/[.M16]" office:value-type="float" office:value="0.00000221946022727273" calcext:value-type="float">
            <text:p>2.219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B4</text:p>
          </table:table-cell>
          <table:table-cell table:style-name="ce30" office:value-type="float" office:value="4" calcext:value-type="float">
            <text:p>4</text:p>
          </table:table-cell>
          <table:table-cell table:style-name="ce26" office:value-type="float" office:value="493.883" calcext:value-type="float">
            <text:p>493.883</text:p>
          </table:table-cell>
          <table:table-cell table:style-name="ce32" table:formula="of:=((2^[.$B$4])*([.F17])*([.I17]))/[.$B$3]" office:value-type="float" office:value="16571.963539456" calcext:value-type="float">
            <text:p>16571.964</text:p>
          </table:table-cell>
          <table:table-cell table:style-name="ce30" table:formula="of:=ROUND([.G17])" office:value-type="float" office:value="16572" calcext:value-type="float">
            <text:p>16572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7])/[.$B$7])" office:value-type="float" office:value="63217" calcext:value-type="float">
            <text:p>63,217</text:p>
          </table:table-cell>
          <table:table-cell table:style-name="ce32" table:formula="of:=[.J17]/[.I17]" office:value-type="float" office:value="493.8828125" calcext:value-type="float">
            <text:p>493.883</text:p>
          </table:table-cell>
          <table:table-cell table:style-name="ce32" table:formula="of:=1200*LOG(([.K17]/[.F17]);2)" office:value-type="float" office:value="-0.000657253733777482" calcext:value-type="float">
            <text:p>-0.001</text:p>
          </table:table-cell>
          <table:table-cell table:style-name="ce13" table:formula="of:=[.K17]*[.I17]*[.$B$8]" office:value-type="float" office:value="505736" calcext:value-type="float">
            <text:p>505,736</text:p>
          </table:table-cell>
          <table:table-cell table:style-name="ce33" table:formula="of:=1/[.M17]" office:value-type="float" office:value="0.00000197731622822975" calcext:value-type="float">
            <text:p>1.977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D5</text:p>
          </table:table-cell>
          <table:table-cell table:style-name="ce30" office:value-type="float" office:value="5" calcext:value-type="float">
            <text:p>5</text:p>
          </table:table-cell>
          <table:table-cell table:style-name="ce28" office:value-type="float" office:value="587.33" calcext:value-type="float">
            <text:p>587.330</text:p>
          </table:table-cell>
          <table:table-cell table:style-name="ce32" table:formula="of:=((2^[.$B$4])*([.F18])*([.I18]))/[.$B$3]" office:value-type="float" office:value="19707.52454656" calcext:value-type="float">
            <text:p>19707.525</text:p>
          </table:table-cell>
          <table:table-cell table:style-name="ce30" table:formula="of:=ROUND([.G18])" office:value-type="float" office:value="19708" calcext:value-type="float">
            <text:p>19708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8])/[.$B$7])" office:value-type="float" office:value="75180" calcext:value-type="float">
            <text:p>75,180</text:p>
          </table:table-cell>
          <table:table-cell table:style-name="ce32" table:formula="of:=[.J18]/[.I18]" office:value-type="float" office:value="587.34375" calcext:value-type="float">
            <text:p>587.344</text:p>
          </table:table-cell>
          <table:table-cell table:style-name="ce32" table:formula="of:=1200*LOG(([.K18]/[.F18]);2)" office:value-type="float" office:value="0.0405294971062767" calcext:value-type="float">
            <text:p>0.041</text:p>
          </table:table-cell>
          <table:table-cell table:style-name="ce13" table:formula="of:=[.K18]*[.I18]*[.$B$8]" office:value-type="float" office:value="601440" calcext:value-type="float">
            <text:p>601,440</text:p>
          </table:table-cell>
          <table:table-cell table:style-name="ce33" table:formula="of:=1/[.M18]" office:value-type="float" office:value="0.00000166267624368183" calcext:value-type="float">
            <text:p>1.663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5</text:p>
          </table:table-cell>
          <table:table-cell table:style-name="ce30" office:value-type="float" office:value="5" calcext:value-type="float">
            <text:p>5</text:p>
          </table:table-cell>
          <table:table-cell table:style-name="ce27" office:value-type="float" office:value="880" calcext:value-type="float">
            <text:p>880.000</text:p>
          </table:table-cell>
          <table:table-cell table:style-name="ce32" table:formula="of:=((2^[.$B$4])*([.F19])*([.I19]))/[.$B$3]" office:value-type="float" office:value="29527.90016" calcext:value-type="float">
            <text:p>29527.900</text:p>
          </table:table-cell>
          <table:table-cell table:style-name="ce30" table:formula="of:=ROUND([.G19])" office:value-type="float" office:value="29528" calcext:value-type="float">
            <text:p>29528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19])/[.$B$7])" office:value-type="float" office:value="112640" calcext:value-type="float">
            <text:p>112,640</text:p>
          </table:table-cell>
          <table:table-cell table:style-name="ce32" table:formula="of:=[.J19]/[.I19]" office:value-type="float" office:value="880" calcext:value-type="float">
            <text:p>880.000</text:p>
          </table:table-cell>
          <table:table-cell table:style-name="ce32" table:formula="of:=1200*LOG(([.K19]/[.F19]);2)" office:value-type="float" office:value="0" calcext:value-type="float">
            <text:p>0.000</text:p>
          </table:table-cell>
          <table:table-cell table:style-name="ce13" table:formula="of:=[.K19]*[.I19]*[.$B$8]" office:value-type="float" office:value="901120" calcext:value-type="float">
            <text:p>901,120</text:p>
          </table:table-cell>
          <table:table-cell table:style-name="ce33" table:formula="of:=1/[.M19]" office:value-type="float" office:value="0.00000110973011363636" calcext:value-type="float">
            <text:p>1.110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B5</text:p>
          </table:table-cell>
          <table:table-cell table:style-name="ce30" office:value-type="float" office:value="5" calcext:value-type="float">
            <text:p>5</text:p>
          </table:table-cell>
          <table:table-cell table:style-name="ce28" office:value-type="float" office:value="987.767" calcext:value-type="float">
            <text:p>987.767</text:p>
          </table:table-cell>
          <table:table-cell table:style-name="ce32" table:formula="of:=((2^[.$B$4])*([.F20])*([.I20]))/[.$B$3]" office:value-type="float" office:value="33143.960633344" calcext:value-type="float">
            <text:p>33143.961</text:p>
          </table:table-cell>
          <table:table-cell table:style-name="ce30" table:formula="of:=ROUND([.G20])" office:value-type="float" office:value="33144" calcext:value-type="float">
            <text:p>33144</text:p>
          </table:table-cell>
          <table:table-cell table:style-name="ce30" office:value-type="float" office:value="128" calcext:value-type="float">
            <text:p>128</text:p>
          </table:table-cell>
          <table:table-cell table:style-name="ce13" table:formula="of:=FLOOR(([.$B$3]*[.H20])/[.$B$7])" office:value-type="float" office:value="126434" calcext:value-type="float">
            <text:p>126,434</text:p>
          </table:table-cell>
          <table:table-cell table:style-name="ce32" table:formula="of:=[.J20]/[.I20]" office:value-type="float" office:value="987.765625" calcext:value-type="float">
            <text:p>987.766</text:p>
          </table:table-cell>
          <table:table-cell table:style-name="ce32" table:formula="of:=1200*LOG(([.K20]/[.F20]);2)" office:value-type="float" office:value="-0.0024099291375338" calcext:value-type="float">
            <text:p>-0.002</text:p>
          </table:table-cell>
          <table:table-cell table:style-name="ce13" table:formula="of:=[.K20]*[.I20]*[.$B$8]" office:value-type="float" office:value="1011472" calcext:value-type="float">
            <text:p>1,011,472</text:p>
          </table:table-cell>
          <table:table-cell table:style-name="ce33" table:formula="of:=1/[.M20]" office:value-type="float" office:value="0.000000988658114114874" calcext:value-type="float">
            <text:p>9.887E-07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G6</text:p>
          </table:table-cell>
          <table:table-cell table:style-name="ce30" office:value-type="float" office:value="6" calcext:value-type="float">
            <text:p>6</text:p>
          </table:table-cell>
          <table:table-cell table:style-name="ce28" office:value-type="float" office:value="1567.98" calcext:value-type="float">
            <text:p>1567.980</text:p>
          </table:table-cell>
          <table:table-cell table:style-name="ce32" table:formula="of:=((2^[.$B$4])*([.F21])*([.I21]))/[.$B$3]" office:value-type="float" office:value="26306.33914368" calcext:value-type="float">
            <text:p>26306.339</text:p>
          </table:table-cell>
          <table:table-cell table:style-name="ce30" table:formula="of:=ROUND([.G21])" office:value-type="float" office:value="26306" calcext:value-type="float">
            <text:p>26306</text:p>
          </table:table-cell>
          <table:table-cell table:style-name="ce30" office:value-type="float" office:value="64" calcext:value-type="float">
            <text:p>64</text:p>
          </table:table-cell>
          <table:table-cell table:style-name="ce13" table:formula="of:=FLOOR(([.$B$3]*[.H21])/[.$B$7])" office:value-type="float" office:value="100349" calcext:value-type="float">
            <text:p>100,349</text:p>
          </table:table-cell>
          <table:table-cell table:style-name="ce32" table:formula="of:=[.J21]/[.I21]" office:value-type="float" office:value="1567.953125" calcext:value-type="float">
            <text:p>1567.953</text:p>
          </table:table-cell>
          <table:table-cell table:style-name="ce32" table:formula="of:=1200*LOG(([.K21]/[.F21]);2)" office:value-type="float" office:value="-0.0296734102515997" calcext:value-type="float">
            <text:p>-0.030</text:p>
          </table:table-cell>
          <table:table-cell table:style-name="ce13" table:formula="of:=[.K21]*[.I21]*[.$B$8]" office:value-type="float" office:value="802792" calcext:value-type="float">
            <text:p>802,792</text:p>
          </table:table-cell>
          <table:table-cell table:style-name="ce33" table:formula="of:=1/[.M21]" office:value-type="float" office:value="0.00000124565267217411" calcext:value-type="float">
            <text:p>1.246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6</text:p>
          </table:table-cell>
          <table:table-cell table:style-name="ce30" office:value-type="float" office:value="6" calcext:value-type="float">
            <text:p>6</text:p>
          </table:table-cell>
          <table:table-cell table:style-name="ce27" office:value-type="float" office:value="1760" calcext:value-type="float">
            <text:p>1760.000</text:p>
          </table:table-cell>
          <table:table-cell table:style-name="ce32" table:formula="of:=((2^[.$B$4])*([.F22])*([.I22]))/[.$B$3]" office:value-type="float" office:value="29527.90016" calcext:value-type="float">
            <text:p>29527.900</text:p>
          </table:table-cell>
          <table:table-cell table:style-name="ce30" table:formula="of:=ROUND([.G22])" office:value-type="float" office:value="29528" calcext:value-type="float">
            <text:p>29528</text:p>
          </table:table-cell>
          <table:table-cell table:style-name="ce30" office:value-type="float" office:value="64" calcext:value-type="float">
            <text:p>64</text:p>
          </table:table-cell>
          <table:table-cell table:style-name="ce13" table:formula="of:=FLOOR(([.$B$3]*[.H22])/[.$B$7])" office:value-type="float" office:value="112640" calcext:value-type="float">
            <text:p>112,640</text:p>
          </table:table-cell>
          <table:table-cell table:style-name="ce32" table:formula="of:=[.J22]/[.I22]" office:value-type="float" office:value="1760" calcext:value-type="float">
            <text:p>1760.000</text:p>
          </table:table-cell>
          <table:table-cell table:style-name="ce32" table:formula="of:=1200*LOG(([.K22]/[.F22]);2)" office:value-type="float" office:value="0" calcext:value-type="float">
            <text:p>0.000</text:p>
          </table:table-cell>
          <table:table-cell table:style-name="ce13" table:formula="of:=[.K22]*[.I22]*[.$B$8]" office:value-type="float" office:value="901120" calcext:value-type="float">
            <text:p>901,120</text:p>
          </table:table-cell>
          <table:table-cell table:style-name="ce33" table:formula="of:=1/[.M22]" office:value-type="float" office:value="0.00000110973011363636" calcext:value-type="float">
            <text:p>1.110E-06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B6</text:p>
          </table:table-cell>
          <table:table-cell table:style-name="ce30" office:value-type="float" office:value="6" calcext:value-type="float">
            <text:p>6</text:p>
          </table:table-cell>
          <table:table-cell table:style-name="ce26" office:value-type="float" office:value="1975.533" calcext:value-type="float">
            <text:p>1975.533</text:p>
          </table:table-cell>
          <table:table-cell table:style-name="ce32" table:formula="of:=((2^[.$B$4])*([.F23])*([.I23]))/[.$B$3]" office:value-type="float" office:value="33143.943856128" calcext:value-type="float">
            <text:p>33143.944</text:p>
          </table:table-cell>
          <table:table-cell table:style-name="ce30" table:formula="of:=ROUND([.G23])" office:value-type="float" office:value="33144" calcext:value-type="float">
            <text:p>33144</text:p>
          </table:table-cell>
          <table:table-cell table:style-name="ce30" office:value-type="float" office:value="64" calcext:value-type="float">
            <text:p>64</text:p>
          </table:table-cell>
          <table:table-cell table:style-name="ce13" table:formula="of:=FLOOR(([.$B$3]*[.H23])/[.$B$7])" office:value-type="float" office:value="126434" calcext:value-type="float">
            <text:p>126,434</text:p>
          </table:table-cell>
          <table:table-cell table:style-name="ce32" table:formula="of:=[.J23]/[.I23]" office:value-type="float" office:value="1975.53125" calcext:value-type="float">
            <text:p>1975.531</text:p>
          </table:table-cell>
          <table:table-cell table:style-name="ce32" table:formula="of:=1200*LOG(([.K23]/[.F23]);2)" office:value-type="float" office:value="-0.00153359165737264" calcext:value-type="float">
            <text:p>-0.002</text:p>
          </table:table-cell>
          <table:table-cell table:style-name="ce13" table:formula="of:=[.K23]*[.I23]*[.$B$8]" office:value-type="float" office:value="1011472" calcext:value-type="float">
            <text:p>1,011,472</text:p>
          </table:table-cell>
          <table:table-cell table:style-name="ce33" table:formula="of:=1/[.M23]" office:value-type="float" office:value="0.000000988658114114874" calcext:value-type="float">
            <text:p>9.887E-07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7</text:p>
          </table:table-cell>
          <table:table-cell table:style-name="ce30" office:value-type="float" office:value="7" calcext:value-type="float">
            <text:p>7</text:p>
          </table:table-cell>
          <table:table-cell table:style-name="ce27" office:value-type="float" office:value="3520" calcext:value-type="float">
            <text:p>3520.000</text:p>
          </table:table-cell>
          <table:table-cell table:style-name="ce32" table:formula="of:=((2^[.$B$4])*([.F24])*([.I24]))/[.$B$3]" office:value-type="float" office:value="29527.90016" calcext:value-type="float">
            <text:p>29527.900</text:p>
          </table:table-cell>
          <table:table-cell table:style-name="ce30" table:formula="of:=ROUND([.G24])" office:value-type="float" office:value="29528" calcext:value-type="float">
            <text:p>29528</text:p>
          </table:table-cell>
          <table:table-cell table:style-name="ce30" office:value-type="float" office:value="32" calcext:value-type="float">
            <text:p>32</text:p>
          </table:table-cell>
          <table:table-cell table:style-name="ce13" table:formula="of:=FLOOR(([.$B$3]*[.H24])/[.$B$7])" office:value-type="float" office:value="112640" calcext:value-type="float">
            <text:p>112,640</text:p>
          </table:table-cell>
          <table:table-cell table:style-name="ce32" table:formula="of:=[.J24]/[.I24]" office:value-type="float" office:value="3520" calcext:value-type="float">
            <text:p>3520.000</text:p>
          </table:table-cell>
          <table:table-cell table:style-name="ce32" table:formula="of:=1200*LOG(([.K24]/[.F24]);2)" office:value-type="float" office:value="0" calcext:value-type="float">
            <text:p>0.000</text:p>
          </table:table-cell>
          <table:table-cell table:style-name="ce13" table:formula="of:=[.K24]*[.I24]*[.$B$8]" office:value-type="float" office:value="901120" calcext:value-type="float">
            <text:p>901,120</text:p>
          </table:table-cell>
          <table:table-cell table:style-name="ce33" table:formula="of:=1/[.M24]" office:value-type="float" office:value="0.00000110973011363636" calcext:value-type="float">
            <text:p>1.110E-06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A8</text:p>
          </table:table-cell>
          <table:table-cell table:style-name="ce9" office:value-type="float" office:value="8" calcext:value-type="float">
            <text:p>8</text:p>
          </table:table-cell>
          <table:table-cell table:style-name="ce29" office:value-type="float" office:value="7040" calcext:value-type="float">
            <text:p>7040.000</text:p>
          </table:table-cell>
          <table:table-cell table:style-name="ce12" table:formula="of:=((2^[.$B$4])*([.F25])*([.I25]))/[.$B$3]" office:value-type="float" office:value="29527.90016" calcext:value-type="float">
            <text:p>29527.900</text:p>
          </table:table-cell>
          <table:table-cell table:style-name="ce9" table:formula="of:=ROUND([.G25])" office:value-type="float" office:value="29528" calcext:value-type="float">
            <text:p>29528</text:p>
          </table:table-cell>
          <table:table-cell table:style-name="ce9" office:value-type="float" office:value="16" calcext:value-type="float">
            <text:p>16</text:p>
          </table:table-cell>
          <table:table-cell table:style-name="ce14" table:formula="of:=FLOOR(([.$B$3]*[.H25])/[.$B$7])" office:value-type="float" office:value="112640" calcext:value-type="float">
            <text:p>112,640</text:p>
          </table:table-cell>
          <table:table-cell table:style-name="ce12" table:formula="of:=[.J25]/[.I25]" office:value-type="float" office:value="7040" calcext:value-type="float">
            <text:p>7040.000</text:p>
          </table:table-cell>
          <table:table-cell table:style-name="ce12" table:formula="of:=1200*LOG(([.K25]/[.F25]);2)" office:value-type="float" office:value="0" calcext:value-type="float">
            <text:p>0.000</text:p>
          </table:table-cell>
          <table:table-cell table:style-name="ce13" table:formula="of:=[.K25]*[.I25]*[.$B$8]" office:value-type="float" office:value="901120" calcext:value-type="float">
            <text:p>901,120</text:p>
          </table:table-cell>
          <table:table-cell table:style-name="ce33" table:formula="of:=1/[.M25]" office:value-type="float" office:value="0.00000110973011363636" calcext:value-type="float">
            <text:p>1.110E-06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A9</text:p>
          </table:table-cell>
          <table:table-cell table:style-name="ce9" office:value-type="float" office:value="9" calcext:value-type="float">
            <text:p>9</text:p>
          </table:table-cell>
          <table:table-cell table:style-name="ce29" office:value-type="float" office:value="14080" calcext:value-type="float">
            <text:p>14080.000</text:p>
          </table:table-cell>
          <table:table-cell table:style-name="ce12" table:formula="of:=((2^[.$B$4])*([.F26])*([.I26]))/[.$B$3]" office:value-type="float" office:value="29527.90016" calcext:value-type="float">
            <text:p>29527.900</text:p>
          </table:table-cell>
          <table:table-cell table:style-name="ce9" table:formula="of:=ROUND([.G26])" office:value-type="float" office:value="29528" calcext:value-type="float">
            <text:p>29528</text:p>
          </table:table-cell>
          <table:table-cell table:style-name="ce9" office:value-type="float" office:value="8" calcext:value-type="float">
            <text:p>8</text:p>
          </table:table-cell>
          <table:table-cell table:style-name="ce14" table:formula="of:=FLOOR(([.$B$3]*[.H26])/[.$B$7])" office:value-type="float" office:value="112640" calcext:value-type="float">
            <text:p>112,640</text:p>
          </table:table-cell>
          <table:table-cell table:style-name="ce12" table:formula="of:=[.J26]/[.I26]" office:value-type="float" office:value="14080" calcext:value-type="float">
            <text:p>14080.000</text:p>
          </table:table-cell>
          <table:table-cell table:style-name="ce12" table:formula="of:=1200*LOG(([.K26]/[.F26]);2)" office:value-type="float" office:value="0" calcext:value-type="float">
            <text:p>0.000</text:p>
          </table:table-cell>
          <table:table-cell table:style-name="ce13" table:formula="of:=[.K26]*[.I26]*[.$B$8]" office:value-type="float" office:value="901120" calcext:value-type="float">
            <text:p>901,120</text:p>
          </table:table-cell>
          <table:table-cell table:style-name="ce33" table:formula="of:=1/[.M26]" office:value-type="float" office:value="0.00000110973011363636" calcext:value-type="float">
            <text:p>1.110E-06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A10</text:p>
          </table:table-cell>
          <table:table-cell table:style-name="ce9" office:value-type="float" office:value="10" calcext:value-type="float">
            <text:p>10</text:p>
          </table:table-cell>
          <table:table-cell table:style-name="ce29" office:value-type="float" office:value="28160" calcext:value-type="float">
            <text:p>28160.000</text:p>
          </table:table-cell>
          <table:table-cell table:style-name="ce12" table:formula="of:=((2^[.$B$4])*([.F27])*([.I27]))/[.$B$3]" office:value-type="float" office:value="29527.90016" calcext:value-type="float">
            <text:p>29527.900</text:p>
          </table:table-cell>
          <table:table-cell table:style-name="ce9" table:formula="of:=ROUND([.G27])" office:value-type="float" office:value="29528" calcext:value-type="float">
            <text:p>29528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FLOOR(([.$B$3]*[.H27])/[.$B$7])" office:value-type="float" office:value="112640" calcext:value-type="float">
            <text:p>112,640</text:p>
          </table:table-cell>
          <table:table-cell table:style-name="ce12" table:formula="of:=[.J27]/[.I27]" office:value-type="float" office:value="28160" calcext:value-type="float">
            <text:p>28160.000</text:p>
          </table:table-cell>
          <table:table-cell table:style-name="ce12" table:formula="of:=1200*LOG(([.K27]/[.F27]);2)" office:value-type="float" office:value="0" calcext:value-type="float">
            <text:p>0.000</text:p>
          </table:table-cell>
          <table:table-cell table:style-name="ce13" table:formula="of:=[.K27]*[.I27]*[.$B$8]" office:value-type="float" office:value="901120" calcext:value-type="float">
            <text:p>901,120</text:p>
          </table:table-cell>
          <table:table-cell table:style-name="ce33" table:formula="of:=1/[.M27]" office:value-type="float" office:value="0.00000110973011363636" calcext:value-type="float">
            <text:p>1.110E-06</text:p>
          </table:table-cell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5">00/00/0000</text:date>, <text:time style:data-style-name="N2" text:time-value="19:26:52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7:25:44.771000000</meta:creation-date>
    <meta:generator>LibreOffice/5.4.3.2$Windows_X86_64 LibreOffice_project/92a7159f7e4af62137622921e809f8546db437e5</meta:generator>
    <dc:date>2017-12-25T19:29:33.575000000</dc:date>
    <meta:editing-duration>PT2H14M22S</meta:editing-duration>
    <meta:editing-cycles>34</meta:editing-cycles>
    <meta:document-statistic meta:table-count="2" meta:cell-count="591" meta:object-count="0"/>
  </office:meta>
</office:document-meta>
</file>